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300000171511BF7E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dd4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78ba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666666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Komotini-title">
      <style:graphic-properties draw:auto-grow-height="true" fo:min-height="3.506cm"/>
    </style:style>
    <style:style style:name="pr2" style:family="presentation" style:parent-style-name="Komotini-subtitle">
      <style:graphic-properties draw:fill-color="#ffffff" draw:auto-grow-height="true" fo:min-height="11.686cm"/>
    </style:style>
    <style:style style:name="pr3" style:family="presentation" style:parent-style-name="Komotini-notes">
      <style:graphic-properties draw:fill-color="#ffffff" draw:auto-grow-height="true" fo:min-height="13.364cm"/>
    </style:style>
    <style:style style:name="pr4" style:family="presentation" style:parent-style-name="Komotini-title">
      <style:graphic-properties fo:min-height="3.506cm"/>
    </style:style>
    <style:style style:name="pr5" style:family="presentation" style:parent-style-name="Komotini-outline1">
      <style:graphic-properties fo:min-height="11.929cm"/>
    </style:style>
    <style:style style:name="pr6" style:family="presentation" style:parent-style-name="Komotini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omotini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urely Share</text:p>
          </draw:text-box>
        </draw:frame>
        <draw:frame presentation:style-name="pr2" draw:text-style-name="P1" draw:layer="layout" svg:width="25.199cm" svg:height="11.686cm" svg:x="1.4cm" svg:y="4.914cm" presentation:class="subtitle" presentation:user-transformed="true">
          <draw:text-box>
            <text:p text:style-name="P1">An android-based solution for sharing confidential files using cloud services <text:s/></text:p>
          </draw:text-box>
        </draw:frame>
        <draw:frame draw:style-name="gr1" draw:text-style-name="P2" draw:layer="layout" svg:width="4.58cm" svg:height="3.747cm" svg:x="22.3cm" svg:y="16.993cm">
          <draw:image xlink:href="Pictures/10000000000001C300000171511BF7E9.png" xlink:type="simple" xlink:show="embed" xlink:actuate="onLoad">
            <text:p/>
          </draw:image>
        </draw:frame>
        <draw:g>
          <draw:rect draw:style-name="gr2" draw:text-style-name="P2" draw:layer="layout" svg:width="21.2cm" svg:height="0.3cm" svg:x="0cm" svg:y="19.6cm">
            <text:p/>
          </draw:rect>
        </draw:g>
        <draw:g>
          <draw:rect draw:style-name="gr3" draw:text-style-name="P2" draw:layer="layout" svg:width="21.2cm" svg:height="0.2cm" svg:x="0cm" svg:y="19.8cm">
            <text:p/>
          </draw:rect>
        </draw:g>
        <draw:g>
          <draw:rect draw:style-name="gr4" draw:text-style-name="P2" draw:layer="layout" svg:width="21.2cm" svg:height="0.2cm" svg:x="0cm" svg:y="20cm">
            <text:p/>
          </draw:rect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omotin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scenario</text:p>
              </text:list-item>
              <text:list-item>
                <text:p>Th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omotini-background" style:family="presentation">
      <style:graphic-properties draw:stroke="none" draw:fill="none"/>
      <style:text-properties style:letter-kerning="true"/>
    </style:style>
    <style:style style:name="Komotin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motini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omotini-outline1" style:family="presentation">
      <style:graphic-properties draw:stroke="none" draw:fill="none" draw:auto-grow-height="false" draw:fit-to-size="shrink-to-fit">
        <text:list-style style:name="Komotin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omotini-outline2" style:family="presentation" style:parent-style-name="Komotini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omotini-outline3" style:family="presentation" style:parent-style-name="Komotini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omotini-outline4" style:family="presentation" style:parent-style-name="Komotini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omotini-outline5" style:family="presentation" style:parent-style-name="Komotini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motini-outline6" style:family="presentation" style:parent-style-name="Komotini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motini-outline7" style:family="presentation" style:parent-style-name="Komotini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motini-outline8" style:family="presentation" style:parent-style-name="Komotini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motini-outline9" style:family="presentation" style:parent-style-name="Komotini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motini-subtitle" style:family="presentation">
      <style:graphic-properties draw:stroke="none" draw:fill="none" draw:textarea-vertical-align="middle">
        <text:list-style style:name="Komotin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omotini-title" style:family="presentation">
      <style:graphic-properties draw:stroke="none" draw:fill="none" draw:textarea-vertical-align="middle">
        <text:list-style style:name="Komotin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Komotini" style:page-layout-name="PM1" draw:style-name="Mdp1">
      <draw:frame presentation:style-name="Komotini-title" draw:layer="backgroundobjects" svg:width="25.199cm" svg:height="3.506cm" svg:x="1.4cm" svg:y="0.837cm" presentation:class="title" presentation:placeholder="true">
        <draw:text-box/>
      </draw:frame>
      <draw:frame presentation:style-name="Komotini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Komotini-title" draw:layer="backgroundobjects" svg:width="14.848cm" svg:height="11.136cm" svg:x="3.075cm" svg:y="2.257cm" presentation:class="page"/>
        <draw:frame presentation:style-name="Komotini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70feb7d99726f064edab4605a8ab840c50ec57a</meta:generator>
    <meta:creation-date>2014-09-03T07:55:09.258304266</meta:creation-date>
    <meta:editing-cycles>2</meta:editing-cycles>
    <meta:editing-duration>PT10H25M36S</meta:editing-duration>
    <dc:title>Komotini</dc:title>
    <meta:initial-creator>Julie Sewards</meta:initial-creator>
    <dc:date>2014-09-03T18:35:56.098966783</dc:date>
    <dc:creator>Julie Sewards</dc:creator>
    <meta:document-statistic meta:object-count="25"/>
  </office:meta>
</office:document-meta>
</file>